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sourceCollectionWrapper.isFilesystemOnl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ResourceCollectionWrappe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ResourceCollectionWrapper.i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CollectionWrapper.cache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ResourceCollectionWrapper.add( ResourceCollection 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ResourceCollectionWrapper.getResource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ResourceCollectionWrapper.setCach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CollectionWrapper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ResourceCollectionWrapper.one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CollectionWrapper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ResourceCollectionWrapper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